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5cm" fo:min-width="16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6.3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65cm" fo:min-width="11.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6.23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05cm" fo:min-width="6.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5.607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966cm" fo:min-width="13.811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808080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76cm" fo:min-width="1.02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6cm" fo:min-width="1.338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style:font-name="Comic Sans MS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draw:layer="layout" svg:width="16.8cm" svg:height="8.7cm" svg:x="1.6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6cm" svg:height="1.431cm" svg:x="5.66cm" svg:y="1.2cm">
          <draw:text-box>
            <text:p><text:span text:style-name="T1">list_vt_cons(a, 2)</text:span></text:p>
          </draw:text-box>
        </draw:frame>
        <draw:custom-shape draw:style-name="gr3" draw:text-style-name="P1" draw:layer="layout" svg:width="12.1cm" svg:height="6cm" svg:x="5.1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833cm" svg:height="1.431cm" svg:x="7.293cm" svg:y="3.1cm">
          <draw:text-box>
            <text:p><text:span text:style-name="T1">list_vt_cons(a, 1)</text:span></text:p>
          </draw:text-box>
        </draw:frame>
        <draw:custom-shape draw:style-name="gr5" draw:text-style-name="P1" draw:layer="layout" svg:width="7.2cm" svg:height="3.4cm" svg:x="8.8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207cm" svg:height="1.431cm" svg:x="9.193cm" svg:y="4.769cm">
          <draw:text-box>
            <text:p><text:span text:style-name="T1">list_vt_nil(a, 0)</text:span></text:p>
          </draw:text-box>
        </draw:frame>
        <draw:frame draw:style-name="gr7" draw:text-style-name="P3" draw:layer="layout" svg:width="16.85cm" svg:height="2.316cm" svg:x="1.6cm" svg:y="6.2cm">
          <draw:text-box>
            <text:p><text:span text:style-name="T2">( a , ( a , <text:s text:c="4"/>( ) <text:s text:c="4"/>) )</text:span></text:p>
          </draw:text-box>
        </draw:frame>
        <draw:line draw:style-name="gr8" draw:text-style-name="P1" draw:layer="layout" svg:x1="1.2cm" svg:y1="8.6cm" svg:x2="18.8cm" svg:y2="8.6cm">
          <text:p/>
        </draw:line>
        <draw:custom-shape draw:style-name="gr9" draw:text-style-name="P4" draw:layer="layout" svg:width="1.798cm" svg:height="2cm" svg:x="6.3cm" svg:y="6.4cm">
          <text:p text:style-name="P4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798cm" svg:height="2cm" svg:x="2.502cm" svg:y="6.4cm">
          <text:p text:style-name="P4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2.132cm" svg:height="2cm" svg:x="11.568cm" svg:y="6.4cm">
          <text:p text:style-name="P4"><text:span text:style-name="T2">(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1T16:39:43.869584781</meta:creation-date>
    <dc:title>図A4横</dc:title>
    <meta:editing-duration>PT2H1M18S</meta:editing-duration>
    <meta:editing-cycles>27</meta:editing-cycles>
    <meta:generator>LibreOffice/4.3.3.2$Linux_X86_64 LibreOffice_project/430m0$Build-2</meta:generator>
    <meta:initial-creator>Okabe Kiwamu</meta:initial-creator>
    <dc:date>2015-03-04T16:28:19.744344686</dc:date>
    <meta:document-statistic meta:object-count="11"/>
    <meta:template xlink:type="simple" xlink:actuate="onRequest" xlink:title="図A4横" xlink:href="../.config/libreoffice/4/user/template/A4横.otg" meta:date="2014-08-01T16:39:43.497245074"/>
  </office:meta>
</office:document-meta>
</file>